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paragraph-properties fo:line-height="150%"/>
      <style:text-properties style:font-name="Verdana"/>
    </style:style>
    <style:style style:name="P3" style:family="paragraph" style:parent-style-name="Standard">
      <style:paragraph-properties fo:line-height="150%" fo:text-align="justify" style:justify-single-word="false"/>
      <style:text-properties style:font-name="Verdana"/>
    </style:style>
    <style:style style:name="P4" style:family="paragraph" style:parent-style-name="Heading_20_3">
      <style:paragraph-properties fo:text-align="center" style:justify-single-word="false"/>
      <style:text-properties style:font-name="Verdana"/>
    </style:style>
    <style:style style:name="P5" style:family="paragraph" style:parent-style-name="Heading_20_2">
      <style:text-properties style:font-name="Verdana"/>
    </style:style>
    <style:style style:name="P6" style:family="paragraph" style:parent-style-name="Heading_20_1">
      <style:paragraph-properties fo:text-align="center" style:justify-single-word="false"/>
      <style:text-properties style:font-name="Verdana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Control de cambios</text:h>
      <text:p text:style-name="P1"/>
      <text:h text:style-name="P5" text:outline-level="2">Revisión No. 238</text:h>
      <text:p text:style-name="P1"/>
      <text:p text:style-name="P1"><text:span text:style-name="T1">Cambios hechos por</text:span>: <text:s/>Carlos Solórzano</text:p>
      <text:p text:style-name="P1"/>
      <text:p text:style-name="P1"/>
      <text:h text:style-name="P4" text:outline-level="3">Modificación en tabla “detalle_asignacion<text:span text:style-name="T2">”</text:span></text:h>
      <text:p text:style-name="P2"/>
      <text:list xml:id="list43337166" text:style-name="L1">
        <text:list-item>
          <text:p text:style-name="P7"><text:span text:style-name="T3">Se agregó el campo “</text:span><text:span text:style-name="T4">oficializado</text:span><text:span text:style-name="T3">” de tipo booleano para establecer que las notas han sido aceptadas por e catedrático y no pueden ser modificadas por el mismo.</text:span></text:p>
          <text:p text:style-name="P8"/>
        </text:list-item>
      </text:list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Batres</meta:initial-creator>
    <meta:creation-date>2011-02-16T01:03:46</meta:creation-date>
    <dc:date>2011-05-17T23:23:04.89</dc:date>
    <dc:creator>Carlos Solórzano</dc:creator>
    <meta:editing-duration>PT01H02M41S</meta:editing-duration>
    <meta:editing-cycles>17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45" meta:character-count="274"/>
  </office:meta>
</office:document-meta>
</file>